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0115" officeooo:paragraph-rsid="00130115"/>
    </style:style>
    <style:style style:name="P2" style:family="paragraph" style:parent-style-name="Standard">
      <style:paragraph-properties fo:break-before="page"/>
      <style:text-properties fo:language="en" fo:country="US" officeooo:rsid="00130115" officeooo:paragraph-rsid="001301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  <text:p text:style-name="P1"/>
      <text:p text:style-name="P1">adsssssssssssssss</text:p>
      <text:p text:style-name="P2">adsssssssssssssss</text:p>
      <text:p text:style-name="P1">adsssssssssssssss</text:p>
      <text:p text:style-name="P1">adsssssssssssssss</text:p>
      <text:p text:style-name="P1">dssssssssssssss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1T17:14:51.923000000</meta:creation-date>
    <dc:date>2025-01-01T17:15:05.588000000</dc:date>
    <meta:editing-duration>PT13S</meta:editing-duration>
    <meta:editing-cycles>1</meta:editing-cycles>
    <meta:document-statistic meta:table-count="0" meta:image-count="0" meta:object-count="0" meta:page-count="2" meta:paragraph-count="6" meta:word-count="6" meta:character-count="85" meta:non-whitespace-character-count="85"/>
    <meta:generator>LibreOffice/7.6.4.1$Windows_X86_64 LibreOffice_project/e19e193f88cd6c0525a17fb7a176ed8e6a3e2aa1</meta:generator>
  </office:meta>
</office:document-meta>
</file>